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as-char" svg:y="-0.2992in" svg:width="0.8161in" svg:height="0.35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2689in" svg:width="2.0173in" svg:height="0.4425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draw:frame draw:style-name="fr1" draw:name="Object2" text:anchor-type="as-char" svg:y="-0.2437in" svg:width="2.2827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/>
      <text:p text:style-name="Standard"><draw:frame draw:style-name="fr1" draw:name="Object3" text:anchor-type="as-char" svg:y="-0.3083in" svg:width="1.6634in" svg:height="0.368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2992in" svg:width="1.9346in" svg:height="0.3598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10" text:anchor-type="as-char" svg:y="-0.3138in" svg:width="1.9862in" svg:height="0.37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3138in" svg:width="2.2839in" svg:height="0.374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1484in" svg:width="1.768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/>
      <text:p text:style-name="Standard"><draw:frame draw:style-name="fr1" draw:name="Object11" text:anchor-type="as-char" svg:y="-0.3161in" svg:width="1.7429in" svg:height="0.377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><draw:frame draw:style-name="fr1" draw:name="Object8" text:anchor-type="as-char" svg:y="-0.3161in" svg:width="2.1118in" svg:height="0.377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Standard"><draw:frame draw:style-name="fr1" draw:name="Object9" text:anchor-type="as-char" svg:y="-0.1484in" svg:width="1.4134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5:20:34.578220920</meta:creation-date>
    <dc:date>2019-12-31T08:43:49.908967610</dc:date>
    <meta:editing-duration>PT1H44M40S</meta:editing-duration>
    <meta:editing-cycles>5</meta:editing-cycles>
    <meta:generator>LibreOffice/6.0.7.3$Linux_X86_64 LibreOffice_project/00m0$Build-3</meta:generator>
    <meta:document-statistic meta:table-count="0" meta:image-count="0" meta:object-count="11" meta:page-count="1" meta:paragraph-count="1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sub>
          <mi>y</mi>
          <mi>I</mi>
        </msub>
        <mo stretchy="false">∗</mo>
        <mmultiscripts>
          <mi>e</mi>
          <none/>
          <mfrac>
            <mrow>
              <mo stretchy="false">−</mo>
              <mi>x</mi>
            </mrow>
            <msub>
              <mi>x</mi>
              <mi>I</mi>
            </msub>
          </mfrac>
          <mprescripts/>
          <none/>
          <mrow/>
        </mmultiscripts>
      </mrow>
    </mrow>
    <annotation encoding="StarMath 5.0">y= y_{I}* e^{ {-x} over { x_{I}} } lsup{} </annotation>
  </semantics>
</math>
</file>

<file path=Object 10/content.xml><?xml version="1.0" encoding="utf-8"?>
<math xmlns="http://www.w3.org/1998/Math/MathML" display="block">
  <semantics>
    <mrow>
      <msub>
        <mi mathvariant="italic">token</mi>
        <mn>1</mn>
      </msub>
      <mo stretchy="false">=</mo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∗</mo>
        <msub>
          <mi mathvariant="italic">token</mi>
          <mi>I</mi>
        </msub>
        <mo stretchy="false">∗</mo>
        <msup>
          <mi>ln</mi>
          <mfrac>
            <msub>
              <mi mathvariant="italic">BCH</mi>
              <mn>1</mn>
            </msub>
            <msub>
              <mi mathvariant="italic">BCH</mi>
              <mi>I</mi>
            </msub>
          </mfrac>
        </msup>
      </mrow>
    </mrow>
    <annotation encoding="StarMath 5.0">

token_{1} = (-1)*token_{I}* ln^{ {BCH_{1}} over { BCH_{I}} }</annotation>
  </semantics>
</math>
</file>

<file path=Object 11/content.xml><?xml version="1.0" encoding="utf-8"?>
<math xmlns="http://www.w3.org/1998/Math/MathML" display="block">
  <semantics>
    <mrow>
      <msub>
        <mi mathvariant="italic">BCH</mi>
        <mn>1</mn>
      </msub>
      <mo stretchy="false">=</mo>
      <mrow>
        <msub>
          <mi mathvariant="italic">BCH</mi>
          <mi>I</mi>
        </msub>
        <mo stretchy="false">∗</mo>
        <msup>
          <mi>e</mi>
          <mfrac>
            <mrow>
              <mrow>
                <mo stretchy="false">−</mo>
                <mn>1</mn>
              </mrow>
              <mo stretchy="false">∗</mo>
              <mrow>
                <mo fence="true" stretchy="false">(</mo>
                <mrow>
                  <msub>
                    <mi mathvariant="italic">token</mi>
                    <mn>1</mn>
                  </msub>
                </mrow>
                <mo fence="true" stretchy="false">)</mo>
              </mrow>
            </mrow>
            <msub>
              <mi mathvariant="italic">token</mi>
              <mi>I</mi>
            </msub>
          </mfrac>
        </msup>
      </mrow>
    </mrow>
    <annotation encoding="StarMath 5.0">BCH_{1} = BCH_{I}* e^{ {-1*(token_{1})} over { token_{I}} }</annotation>
  </semantics>
</math>
</file>

<file path=Object 2/content.xml><?xml version="1.0" encoding="utf-8"?>
<math xmlns="http://www.w3.org/1998/Math/MathML" display="block">
  <semantics>
    <mrow>
      <mrow>
        <mfrac>
          <mrow>
            <mn>500</mn>
            <mi mathvariant="italic">tokens</mi>
          </mrow>
          <mrow>
            <mn>25</mn>
            <mi mathvariant="italic">BCH</mi>
          </mrow>
        </mfrac>
        <mo stretchy="false">=</mo>
        <mn>200</mn>
      </mrow>
      <mi mathvariant="italic">tokens</mi>
      <mi mathvariant="italic">per</mi>
      <mi mathvariant="italic">BCH</mi>
    </mrow>
    <annotation encoding="StarMath 5.0">{500 tokens} over { 25 BCH } = 200 tokens per BCH</annotation>
  </semantics>
</math>
</file>

<file path=Object 3/content.xml><?xml version="1.0" encoding="utf-8"?>
<math xmlns="http://www.w3.org/1998/Math/MathML" display="block">
  <semantics>
    <mrow>
      <mi mathvariant="italic">BCH</mi>
      <mo stretchy="false">=</mo>
      <mrow>
        <msub>
          <mi mathvariant="italic">BCH</mi>
          <mi>I</mi>
        </msub>
        <mo stretchy="false">∗</mo>
        <msup>
          <mi>e</mi>
          <mfrac>
            <mrow>
              <mrow>
                <mo stretchy="false">−</mo>
                <mn>1</mn>
              </mrow>
              <mo stretchy="false">∗</mo>
              <mrow>
                <mo fence="true" stretchy="false">(</mo>
                <mrow>
                  <mi mathvariant="italic">token</mi>
                </mrow>
                <mo fence="true" stretchy="false">)</mo>
              </mrow>
            </mrow>
            <msub>
              <mi mathvariant="italic">token</mi>
              <mi>I</mi>
            </msub>
          </mfrac>
        </msup>
      </mrow>
    </mrow>
    <annotation encoding="StarMath 5.0">BCH= BCH_{I}* e^{ {-1*(token)} over { token_{I}} }</annotation>
  </semantics>
</math>
</file>

<file path=Object 4/content.xml><?xml version="1.0" encoding="utf-8"?>
<math xmlns="http://www.w3.org/1998/Math/MathML" display="block">
  <semantics>
    <mrow>
      <mrow>
        <mfrac>
          <msub>
            <mi>x</mi>
            <mi>I</mi>
          </msub>
          <msub>
            <mi>y</mi>
            <mi>I</mi>
          </msub>
        </mfrac>
        <mo stretchy="false">=</mo>
        <mfrac>
          <msub>
            <mi mathvariant="italic">tokens</mi>
            <mi>I</mi>
          </msub>
          <msub>
            <mi mathvariant="italic">BCH</mi>
            <mi>I</mi>
          </msub>
        </mfrac>
        <mo stretchy="false">=</mo>
        <mi mathvariant="italic">constant</mi>
      </mrow>
      <mi mathvariant="italic">value</mi>
    </mrow>
    <annotation encoding="StarMath 5.0">{ x_{I}} over { y_{I}} = { tokens_{I} } over { BCH_{I} } = constant value</annotation>
  </semantics>
</math>
</file>

<file path=Object 5/content.xml><?xml version="1.0" encoding="utf-8"?>
<math xmlns="http://www.w3.org/1998/Math/MathML" display="block">
  <semantics>
    <mrow>
      <mi mathvariant="italic">token</mi>
      <mo stretchy="false">=</mo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∗</mo>
        <msub>
          <mi mathvariant="italic">token</mi>
          <mi>I</mi>
        </msub>
        <mo stretchy="false">∗</mo>
        <msup>
          <mi>ln</mi>
          <mfrac>
            <mi mathvariant="italic">BCH</mi>
            <msub>
              <mi mathvariant="italic">BCH</mi>
              <mi>I</mi>
            </msub>
          </mfrac>
        </msup>
      </mrow>
    </mrow>
    <annotation encoding="StarMath 5.0">token= (-1)*token_{I}* ln^{ {BCH} over { BCH_{I}} }</annotation>
  </semantics>
</math>
</file>

<file path=Object 6/content.xml><?xml version="1.0" encoding="utf-8"?>
<math xmlns="http://www.w3.org/1998/Math/MathML" display="block">
  <semantics>
    <mrow>
      <msub>
        <mi mathvariant="italic">token</mi>
        <mn>2</mn>
      </msub>
      <mo stretchy="false">=</mo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∗</mo>
        <msub>
          <mi mathvariant="italic">token</mi>
          <mi>I</mi>
        </msub>
        <mo stretchy="false">∗</mo>
        <msup>
          <mi>ln</mi>
          <mfrac>
            <mrow>
              <msub>
                <mi mathvariant="italic">BCH</mi>
                <mn>1</mn>
              </msub>
              <mo stretchy="false">+</mo>
              <mi mathvariant="italic">bchIn</mi>
            </mrow>
            <msub>
              <mi mathvariant="italic">BCH</mi>
              <mi>I</mi>
            </msub>
          </mfrac>
        </msup>
      </mrow>
    </mrow>
    <annotation encoding="StarMath 5.0">

token_{2} = (-1)*token_{I}* ln^{ {BCH_{1}+bchIn} over { BCH_{I}} }</annotation>
  </semantics>
</math>
</file>

<file path=Object 7/content.xml><?xml version="1.0" encoding="utf-8"?>
<math xmlns="http://www.w3.org/1998/Math/MathML" display="block">
  <semantics>
    <mrow>
      <msub>
        <mi mathvariant="italic">token</mi>
        <mi mathvariant="italic">out</mi>
      </msub>
      <mo stretchy="false">=</mo>
      <mrow>
        <mo fence="true" stretchy="false">|</mo>
        <mrow>
          <mrow>
            <msub>
              <mi mathvariant="italic">token</mi>
              <mn>2</mn>
            </msub>
            <mo stretchy="false">−</mo>
            <msub>
              <mi mathvariant="italic">token</mi>
              <mn>1</mn>
            </msub>
          </mrow>
        </mrow>
        <mo fence="true" stretchy="false">|</mo>
      </mrow>
    </mrow>
    <annotation encoding="StarMath 5.0">token_{ out } = lline token_{2} - token_{1} rline </annotation>
  </semantics>
</math>
</file>

<file path=Object 8/content.xml><?xml version="1.0" encoding="utf-8"?>
<math xmlns="http://www.w3.org/1998/Math/MathML" display="block">
  <semantics>
    <mrow>
      <msub>
        <mi mathvariant="italic">BCH</mi>
        <mn>2</mn>
      </msub>
      <mo stretchy="false">=</mo>
      <mrow>
        <msub>
          <mi mathvariant="italic">BCH</mi>
          <mi>I</mi>
        </msub>
        <mo stretchy="false">∗</mo>
        <msup>
          <mi>e</mi>
          <mfrac>
            <mrow>
              <mrow>
                <mo stretchy="false">−</mo>
                <mn>1</mn>
              </mrow>
              <mo stretchy="false">∗</mo>
              <mrow>
                <mo fence="true" stretchy="false">(</mo>
                <mrow>
                  <mrow>
                    <mi mathvariant="italic">tokenIn</mi>
                    <mo stretchy="false">+</mo>
                    <msub>
                      <mi mathvariant="italic">token</mi>
                      <mn>1</mn>
                    </msub>
                  </mrow>
                </mrow>
                <mo fence="true" stretchy="false">)</mo>
              </mrow>
            </mrow>
            <msub>
              <mi mathvariant="italic">token</mi>
              <mi>I</mi>
            </msub>
          </mfrac>
        </msup>
      </mrow>
    </mrow>
    <annotation encoding="StarMath 5.0">BCH_{2} = BCH_{I}* e^{ {-1*(tokenIn+token_{1})} over { token_{I}} }</annotation>
  </semantics>
</math>
</file>

<file path=Object 9/content.xml><?xml version="1.0" encoding="utf-8"?>
<math xmlns="http://www.w3.org/1998/Math/MathML" display="block">
  <semantics>
    <mrow>
      <msub>
        <mi mathvariant="italic">bch</mi>
        <mi mathvariant="italic">out</mi>
      </msub>
      <mo stretchy="false">=</mo>
      <mrow>
        <mo fence="true" stretchy="false">|</mo>
        <mrow>
          <mrow>
            <msub>
              <mi mathvariant="italic">bch</mi>
              <mn>2</mn>
            </msub>
            <mo stretchy="false">−</mo>
            <msub>
              <mi mathvariant="italic">bch</mi>
              <mn>1</mn>
            </msub>
          </mrow>
        </mrow>
        <mo fence="true" stretchy="false">|</mo>
      </mrow>
    </mrow>
    <annotation encoding="StarMath 5.0">bch_{ out } = lline bch_{2} - bch_{1} rline </annotation>
  </semantics>
</math>
</file>